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9583in" fo:margin-left="1.2938in" fo:margin-top="0in" fo:margin-bottom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71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59in" fo:border="1pt solid #000001"/>
    </style:style>
    <style:style style:name="Table1.A2" style:family="table-cell">
      <style:table-cell-properties fo:padding="0.0389in" fo:border="1pt solid #000001"/>
    </style:style>
    <style:style style:name="Table2" style:family="table">
      <style:table-properties style:width="2.4896in" fo:margin-left="1.9285in" fo:margin-top="0in" fo:margin-bottom="0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1.25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9in" fo:border="1pt solid #000001"/>
    </style:style>
    <style:style style:name="Table3" style:family="table">
      <style:table-properties style:width="3.1771in" fo:margin-left="1.3875in" fo:margin-top="0in" fo:margin-bottom="0in" table:align="left"/>
    </style:style>
    <style:style style:name="Table3.A" style:family="table-column">
      <style:table-column-properties style:column-width="1.0313in"/>
    </style:style>
    <style:style style:name="Table3.C" style:family="table-column">
      <style:table-column-properties style:column-width="1.1146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fo:padding="0.0389in" fo:border="1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2.2813in" fo:margin-left="2.0125in" fo:margin-top="0in" fo:margin-bottom="0in" table:align="left"/>
    </style:style>
    <style:style style:name="Table4.A" style:family="table-column">
      <style:table-column-properties style:column-width="1.2396in"/>
    </style:style>
    <style:style style:name="Table4.B" style:family="table-column">
      <style:table-column-properties style:column-width="1.04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9in" fo:border="1pt solid #000001"/>
    </style:style>
    <style:style style:name="Table5" style:family="table">
      <style:table-properties style:width="3.4375in" fo:margin-left="1.8347in" fo:margin-top="0in" fo:margin-bottom="0in" table:align="left"/>
    </style:style>
    <style:style style:name="Table5.A" style:family="table-column">
      <style:table-column-properties style:column-width="1.0313in"/>
    </style:style>
    <style:style style:name="Table5.B" style:family="table-column">
      <style:table-column-properties style:column-width="2.405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9in" fo:border="1pt solid #000001"/>
    </style:style>
    <style:style style:name="Table6" style:family="table">
      <style:table-properties style:width="3.1875in" fo:margin-left="1.6785in" fo:margin-top="0in" fo:margin-bottom="0in" table:align="left"/>
    </style:style>
    <style:style style:name="Table6.A" style:family="table-column">
      <style:table-column-properties style:column-width="1.4785in"/>
    </style:style>
    <style:style style:name="Table6.B" style:family="table-column">
      <style:table-column-properties style:column-width="0.8542in"/>
    </style:style>
    <style:style style:name="Table6.C" style:family="table-column">
      <style:table-column-properties style:column-width="0.85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9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52525" fo:background-color="#ffffff"/>
    </style:style>
    <style:style style:name="T4" style:family="text">
      <style:text-properties style:text-underline-style="none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Простая арифметика.</text:span></text:p>
      <text:p text:style-name="P2"/>
      <text:p text:style-name="P1"><text:span text:style-name="T2">Системы счисления (warm up).</text:span></text:p>
      <text:list xml:id="list6221823975713105460" text:style-name="WWNum1">
        <text:list-item>
          <text:p text:style-name="P4">(0,5) Заполните пустые ячейки таблицы: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6">Десятичная</text:p>
          </table:table-cell>
          <table:table-cell table:style-name="Table1.A1" office:value-type="string">
            <text:p text:style-name="P16">Двоичная</text:p>
          </table:table-cell>
          <table:table-cell table:style-name="Table1.A1" office:value-type="string">
            <text:p text:style-name="P16">Шестнадцатеричная</text:p>
          </table:table-cell>
        </table:table-row>
        <table:table-row table:style-name="Table1.1"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6">167</text:p>
          </table:table-cell>
          <table:table-cell table:style-name="Table1.A2" office:value-type="string">
            <text:p text:style-name="P16">10100111</text:p>
          </table:table-cell>
          <table:table-cell table:style-name="Table1.A2" office:value-type="string">
            <text:p text:style-name="P16">0xA7</text:p>
          </table:table-cell>
        </table:table-row>
        <table:table-row table:style-name="Table1.1">
          <table:table-cell table:style-name="Table1.A2" office:value-type="string">
            <text:p text:style-name="P16">62</text:p>
          </table:table-cell>
          <table:table-cell table:style-name="Table1.A2" office:value-type="string">
            <text:p text:style-name="P16">111110</text:p>
          </table:table-cell>
          <table:table-cell table:style-name="Table1.A2" office:value-type="string">
            <text:p text:style-name="P16">0x3E</text:p>
          </table:table-cell>
        </table:table-row>
        <table:table-row table:style-name="Table1.1">
          <table:table-cell table:style-name="Table1.A2" office:value-type="string">
            <text:p text:style-name="P16">188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10111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0001000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11110011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52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AC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E7</text:p>
          </table:table-cell>
        </table:table-row>
        <table:table-row table:style-name="Table1.1">
          <table:table-cell table:style-name="Table1.A2" office:value-type="string">
            <text:p text:style-name="P16">51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>63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A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B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0xC</text:p>
          </table:table-cell>
        </table:table-row>
      </table:table>
      <text:p text:style-name="P15"><text:soft-page-break/></text:p>
      <text:p text:style-name="P15"><text:span text:style-name="T2">Беззнаковая арифметика ограниченной битности.</text:span></text:p>
      <text:list xml:id="list2411374817573229467" text:style-name="WWNum5">
        <text:list-item>
          <text:p text:style-name="P5">(0,5) Заполните таблицу таким образом, чтобы A + B == 0, при условии что A и B не отрицательные (очевидно, из заголовка раздела) и все вычисления ограничены 13 битами:</text:p>
        </text:list-item>
      </text:list>
      <text:p text:style-name="P1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B</text:p>
          </table:table-cell>
        </table:table-row>
        <table:table-row table:style-name="Table2.1">
          <table:table-cell table:style-name="Table2.A1" office:value-type="string">
            <text:p text:style-name="P16">13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6">89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233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<text:span text:style-name="T3">1597</text:span></text:p>
          </table:table-cell>
        </table:table-row>
      </table:table>
      <text:p text:style-name="P14"><text:soft-page-break/></text:p>
      <text:p text:style-name="P14"/>
      <text:list xml:id="list6109662214498934092" text:style-name="WWNum6">
        <text:list-item>
          <text:p text:style-name="P6">(0,5) Посчитайте произведение двух неотрицательных чисел при условии, что все числа ограничены 17 битами:</text:p>
        </text:list-item>
      </text:list>
      <text:p text:style-name="P14"/>
      <table:table table:name="Table3" table:style-name="Table3">
        <table:table-column table:style-name="Table3.A" table:number-columns-repeated="2"/>
        <table:table-column table:style-name="Table3.C"/>
        <text:soft-page-break/>
        <table:table-row table:style-name="Table3.1">
          <table:table-cell table:style-name="Table3.A1" office:value-type="string">
            <text:p text:style-name="P16">A</text:p>
          </table:table-cell>
          <table:table-cell table:style-name="Table3.A1" office:value-type="string">
            <text:p text:style-name="P16">B</text:p>
          </table:table-cell>
          <table:table-cell table:style-name="Table3.A1" office:value-type="string">
            <text:p text:style-name="P16">A * B</text:p>
          </table:table-cell>
        </table:table-row>
        <table:table-row table:style-name="Table3.2">
          <table:table-cell table:style-name="Table3.A1" office:value-type="string">
            <text:p text:style-name="P16">1597</text:p>
          </table:table-cell>
          <table:table-cell table:style-name="Table3.A1" office:value-type="string">
            <text:p text:style-name="P16">233</text:p>
          </table:table-cell>
          <table:table-cell table:style-name="Table3.A1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16"><text:span text:style-name="T3">514229</text:span></text:p>
          </table:table-cell>
          <table:table-cell table:style-name="Table3.A1" office:value-type="string">
            <text:p text:style-name="P16"><text:span text:style-name="T3">28657</text:span></text:p>
          </table:table-cell>
          <table:table-cell table:style-name="Table3.A1" office:value-type="string">
            <text:p text:style-name="P16"/>
          </table:table-cell>
        </table:table-row>
        <table:table-row table:style-name="Table3.4">
          <table:table-cell table:style-name="Table3.A1" office:value-type="string">
            <text:p text:style-name="P16">13</text:p>
          </table:table-cell>
          <table:table-cell table:style-name="Table3.A1" office:value-type="string">
            <text:p text:style-name="P16">89</text:p>
          </table:table-cell>
          <table:table-cell table:style-name="Table3.A1" office:value-type="string">
            <text:p text:style-name="P16"/>
          </table:table-cell>
        </table:table-row>
        <table:table-row table:style-name="Table3.5">
          <table:table-cell table:style-name="Table3.A1" office:value-type="string">
            <text:p text:style-name="P16"><text:span text:style-name="T3">5039</text:span></text:p>
          </table:table-cell>
          <table:table-cell table:style-name="Table3.A1" office:value-type="string">
            <text:p text:style-name="P16"><text:span text:style-name="T3">5039</text:span></text:p>
          </table:table-cell>
          <table:table-cell table:style-name="Table3.A1" office:value-type="string">
            <text:p text:style-name="P16"/>
          </table:table-cell>
        </table:table-row>
      </table:table>
      <text:p text:style-name="P15"><text:soft-page-break/></text:p>
      <text:p text:style-name="P15"><text:span text:style-name="T2">Знаковая арифметика с использованием дополнения до 2.</text:span></text:p>
      <text:list xml:id="list7627872773945508040" text:style-name="WWNum10">
        <text:list-item>
          <text:p text:style-name="P7">(0,5) Найдите такое число X не равное 0, что X == <text:s/>-X, при условии, что вы ограничены указанным в таблице числом бит:</text:p>
        </text:list-item>
      </text:list>
      <text:p text:style-name="P14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6">Количество бит</text:p>
          </table:table-cell>
          <table:table-cell table:style-name="Table4.A1" office:value-type="string">
            <text:p text:style-name="P16">X</text:p>
          </table:table-cell>
        </table:table-row>
        <table:table-row table:style-name="Table4.1">
          <table:table-cell table:style-name="Table4.A1" office:value-type="string">
            <text:p text:style-name="P16">5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>7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>11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>13</text:p>
          </table:table-cell>
          <table:table-cell table:style-name="Table4.A1" office:value-type="string">
            <text:p text:style-name="P16"/>
          </table:table-cell>
        </table:table-row>
      </table:table>
      <text:p text:style-name="P1"><text:soft-page-break/></text:p>
      <text:list xml:id="list975438542838903691" text:style-name="WWNum7">
        <text:list-item>
          <text:p text:style-name="P8">(0,5) Приведите битовую последовательность (старший бит слева), представляющую следующие отрицательные числа (используя дополнение до 2) в 11 битах:</text:p>
        </text:list-item>
      </text:list>
      <text:p text:style-name="P14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6">Число</text:p>
          </table:table-cell>
          <table:table-cell table:style-name="Table5.A1" office:value-type="string">
            <text:p text:style-name="P16">Битовая последовательность</text:p>
          </table:table-cell>
        </table:table-row>
        <table:table-row table:style-name="Table5.1">
          <table:table-cell table:style-name="Table5.A1" office:value-type="string">
            <text:p text:style-name="P16">-157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16">-173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16">-211</text:p>
          </table:table-cell>
          <table:table-cell table:style-name="Table5.A1" office:value-type="string">
            <text:p text:style-name="P16"/>
          </table:table-cell>
        </table:table-row>
        <table:table-row table:style-name="Table5.1">
          <table:table-cell table:style-name="Table5.A1" office:value-type="string">
            <text:p text:style-name="P16">-257</text:p>
          </table:table-cell>
          <table:table-cell table:style-name="Table5.A1" office:value-type="string">
            <text:p text:style-name="P16"/>
          </table:table-cell>
        </table:table-row>
      </table:table>
      <text:p text:style-name="P1"><text:soft-page-break/></text:p>
      <text:list xml:id="list792314692125447524" text:style-name="WWNum3">
        <text:list-item>
          <text:p text:style-name="P9">(0,5) Впишите в таблицу минимальное и максимальное представимые с использованием дополнения до 2 значения для указанного количества бит:</text:p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16">Количество бит</text:p>
          </table:table-cell>
          <table:table-cell table:style-name="Table6.A1" office:value-type="string">
            <text:p text:style-name="P16">MIN</text:p>
          </table:table-cell>
          <table:table-cell table:style-name="Table6.A1" office:value-type="string">
            <text:p text:style-name="P16">MAX</text:p>
          </table:table-cell>
        </table:table-row>
        <table:table-row table:style-name="Table6.1">
          <table:table-cell table:style-name="Table6.A1" office:value-type="string">
            <text:p text:style-name="P16">13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>17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>19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</table:table-row>
      </table:table>
      <text:p text:style-name="P14"><text:soft-page-break/></text:p>
      <text:p text:style-name="P17"><text:span text:style-name="T1">Числа с плавающей точкой.</text:span></text:p>
      <text:p text:style-name="P18"/>
      <text:list xml:id="list6801413629066166617" text:style-name="WWNum9">
        <text:list-item>
          <text:p text:style-name="P10">(0,5) Пускай есть число с плавающей точкой (IEEE 754-like), занимающее 8 бит. Старший бит -- знак (s), следующие 4 бита <text:s/>-- экспонента (e), оставшиеся 3 бита -- дробная часть (f). T.е. бинарное представление имеет вид "seeeefff".</text:p>
        </text:list-item>
      </text:list>
      <text:p text:style-name="P14">Запишите в виде несократимой дроби (если возможно) следующие числа (представленные в бинарном виде):</text:p>
      <text:p text:style-name="P19">1) 00000010</text:p>
      <text:p text:style-name="P19">2) 00001001 </text:p>
      <text:p text:style-name="P19">3) 00000111 </text:p>
      <text:p text:style-name="P19">4) 11011101 </text:p>
      <text:p text:style-name="P19">5) 11111101</text:p>
      <text:p text:style-name="P19"/>
      <text:p text:style-name="P19">Пример: 00110111 = 15/16</text:p>
      <text:p text:style-name="P19"/>
      <text:p text:style-name="P15">2.<text:tab/>(0,5) Пускай есть число с плавающей точкой (IEEE 754-like), занимающее 6 бит.</text:p>
      <text:p text:style-name="P14">Старший бит -- знак (s), следующие 3 бита <text:s/>-- экспонента (e), оставшиеся 2 бита -- дробной части (f). T.е. бинарное представление имеет вид "seeeff".</text:p>
      <text:p text:style-name="P19">Запишите в бинарном представлении (если возможно) следующие числа:</text:p>
      <text:p text:style-name="P19"/>
      <text:p text:style-name="P19">1) 0,125</text:p>
      <text:p text:style-name="P19">2) -0,25</text:p>
      <text:p text:style-name="P19">3) 1</text:p>
      <text:p text:style-name="P19">4) 2,5</text:p>
      <text:p text:style-name="P19"><text:soft-page-break/>5) -28</text:p>
      <text:p text:style-name="P19"/>
      <text:p text:style-name="P19">Пример: -1.25 = 1 011 01</text:p>
      <text:p text:style-name="P19"/>
      <text:list xml:id="list1727742576198492791" text:style-name="WWNum2">
        <text:list-item>
          <text:p text:style-name="P11">(0,5) Отсортируйте числа в порядке возрастания (числа представлены в формате IEEE 754-like; запись бинарная; формат чисел -- seeeeffff):</text:p>
        </text:list-item>
      </text:list>
      <text:p text:style-name="P14">000000000, 010001100, 000010000, 000001101, 010111010, 001110000, 100101100, 011101101, 110111010, 011010111.</text:p>
      <text:p text:style-name="P14"/>
      <text:list xml:id="list7741950789624314599" text:style-name="WWNum4">
        <text:list-item>
          <text:p text:style-name="P12">(0,5) Опишите бинарное представление 1.0 в формате IEEE 754-like, если число бит экспоненты равно N, a число бит дробной части -- M (se<text:span text:style-name="T5">N-1</text:span>...e<text:span text:style-name="T5">0</text:span>f<text:span text:style-name="T5">M-1</text:span>...f<text:span text:style-name="T5">0</text:span>).</text:p>
        </text:list-item>
      </text:list>
      <text:p text:style-name="P1"/>
      <text:p text:style-name="P1"><text:span text:style-name="T6">Требования:</text:span></text:p>
      <text:list xml:id="list7267569585596319838" text:style-name="WWNum8">
        <text:list-item>
          <text:p text:style-name="P13">soft-deadline 20.10.2016 (т. е. если вы сдали 19 или раньше, то получаете полный балл)</text:p>
        </text:list-item>
        <text:list-item>
          <text:p text:style-name="P13">hard-deadline 27.10.2016 (т. е. если вы сдали 26 или раньше, то получаете половину баллов)</text:p>
        </text:list-item>
        <text:list-item>
          <text:p text:style-name="P13">баллы за каждую задачу начисляются отдельно</text:p>
        </text:list-item>
        <text:list-item>
          <text:p text:style-name="P13">задания 3 и 4 по floating point принимаются только целиком (т. е. частичное решение не засчитывается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3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3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4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2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2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4" meta:paragraph-count="95" meta:word-count="430" meta:character-count="2659" meta:non-whitespace-character-count="2331"/>
    <meta:generator>LibreOfficeDev/5.1.0.3$Linux_X86_64 LibreOffice_project/</meta:generator>
  </office:meta>
</office:document-meta>
</file>